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Roboto" svg:font-family="Roboto, sans-serif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 table:border-model="collapsing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diagonal-bl-tr="0pt none #000000" style:diagonal-tl-br="0pt none #000000" calligra:specialborder-bottom="none" calligra:specialborder-left="none" calligra:specialborder-right="none" calligra:specialborder-top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diagonal-bl-tr="0pt none #000000" style:diagonal-tl-br="0pt none #000000" calligra:specialborder-bottom="solid" calligra:specialborder-left="none" calligra:specialborder-right="none" calligra:specialborder-top="none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diagonal-bl-tr="0pt none #000000" style:diagonal-tl-br="0pt none #000000" calligra:specialborder-bottom="solid" calligra:specialborder-left="none" calligra:specialborder-right="none" calligra:specialborder-top="solid" style:writing-mode="lr-tb"/>
    </style:style>
    <style:style style:name="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2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fo:color="#ff0000" style:font-name="Times New Roman" fo:font-size="14pt" fo:language="ru" fo:country="RU" officeooo:paragraph-rsid="000e144b" style:letter-kerning="true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fo:font-weight="bold" style:letter-kerning="true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font-size="11pt" fo:language="ru" fo:country="RU" fo:font-style="italic" officeooo:paragraph-rsid="000c9e70" style:letter-kerning="true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ff0000" fo:language="ru" fo:country="RU" style:letter-kerning="true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000000" fo:language="ru" fo:country="RU" style:letter-kerning="true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000000" fo:language="ru" fo:country="RU" style:letter-kerning="true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2" style:family="paragraph" style:parent-style-name="Times14_5f_РИО2" style:master-page-name="">
      <style:paragraph-properties fo:margin-left="0in" fo:margin-right="0in" fo:line-height="150%" fo:text-align="center" style:justify-single-word="false" fo:hyphenation-ladder-count="no-limit" fo:text-indent="0.5118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style:letter-kerning="true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4" style:family="paragraph" style:parent-style-name="Standard" style:master-page-name="First_20_Page">
      <style:paragraph-properties fo:text-align="center" style:justify-single-word="false" fo:hyphenation-ladder-count="no-limit" style:page-number="auto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5047in"/>
        </style:tab-stops>
      </style:paragraph-properties>
      <style:text-properties style:use-window-font-color="true" fo:language="ru" fo:country="RU" officeooo:rsid="0008c590" officeooo:paragraph-rsid="000e280a" style:letter-kerning="true" fo:hyphenate="false" fo:hyphenation-remain-char-count="2" fo:hyphenation-push-char-count="2"/>
    </style:style>
    <style:style style:name="P1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5346in"/>
        </style:tab-stops>
      </style:paragraph-properties>
      <style:text-properties style:use-window-font-color="true" fo:language="ru" fo:country="RU" officeooo:rsid="0008c590" officeooo:paragraph-rsid="000e280a" style:letter-kerning="true" fo:hyphenate="false" fo:hyphenation-remain-char-count="2" fo:hyphenation-push-char-count="2"/>
    </style:style>
    <style:style style:name="P1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5252in"/>
        </style:tab-stops>
      </style:paragraph-properties>
      <style:text-properties style:use-window-font-color="true" fo:language="ru" fo:country="RU" officeooo:rsid="0008c590" officeooo:paragraph-rsid="000e280a" style:letter-kerning="true" fo:hyphenate="false" fo:hyphenation-remain-char-count="2" fo:hyphenation-push-char-count="2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5146in"/>
        </style:tab-stops>
      </style:paragraph-properties>
      <style:text-properties style:use-window-font-color="true" fo:language="ru" fo:country="RU" officeooo:rsid="0008c590" officeooo:paragraph-rsid="000e280a" style:letter-kerning="true"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text-autospace="ideograph-alpha" style:punctuation-wrap="hanging" style:line-break="strict" style:writing-mode="lr-tb">
        <style:tab-stops>
          <style:tab-stop style:position="0.5445in"/>
        </style:tab-stops>
      </style:paragraph-properties>
      <style:text-properties style:use-window-font-color="true" fo:language="ru" fo:country="RU" officeooo:rsid="0008c590" officeooo:paragraph-rsid="000e280a" style:letter-kerning="true" fo:hyphenate="fals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text-autospace="ideograph-alpha" style:punctuation-wrap="hanging" style:line-break="strict" style:writing-mode="lr-tb">
        <style:tab-stops>
          <style:tab-stop style:position="0.5346in"/>
        </style:tab-stops>
      </style:paragraph-properties>
      <style:text-properties style:use-window-font-color="true" fo:language="ru" fo:country="RU" officeooo:rsid="0008c590" officeooo:paragraph-rsid="000e280a" style:letter-kerning="true" fo:hyphenate="fals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text-autospace="ideograph-alpha" style:punctuation-wrap="hanging" style:line-break="strict" style:writing-mode="lr-tb">
        <style:tab-stops>
          <style:tab-stop style:position="0.5252in"/>
        </style:tab-stops>
      </style:paragraph-properties>
      <style:text-properties style:use-window-font-color="true" fo:language="ru" fo:country="RU" officeooo:rsid="0008c590" officeooo:paragraph-rsid="000e280a" style:letter-kerning="true" fo:hyphenate="fals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text-autospace="ideograph-alpha" style:punctuation-wrap="hanging" style:line-break="strict" style:writing-mode="lr-tb">
        <style:tab-stops>
          <style:tab-stop style:position="0.5146in"/>
        </style:tab-stops>
      </style:paragraph-properties>
      <style:text-properties style:use-window-font-color="true" fo:language="ru" fo:country="RU" officeooo:rsid="0008c590" officeooo:paragraph-rsid="000e280a" style:letter-kerning="true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text-autospace="ideograph-alpha" style:punctuation-wrap="hanging" style:line-break="strict" style:writing-mode="lr-tb">
        <style:tab-stops>
          <style:tab-stop style:position="0.5047in"/>
        </style:tab-stops>
      </style:paragraph-properties>
      <style:text-properties style:use-window-font-color="true" fo:language="ru" fo:country="RU" officeooo:rsid="000ef13a" officeooo:paragraph-rsid="000ef13a" style:letter-kerning="true" fo:hyphenate="fals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fo:background-color="transparent" style:text-autospace="ideograph-alpha" style:punctuation-wrap="hanging" style:line-break="strict" style:writing-mode="lr-tb">
        <style:tab-stops>
          <style:tab-stop style:position="0.5346in"/>
        </style:tab-stops>
      </style:paragraph-properties>
      <style:text-properties style:use-window-font-color="true" fo:language="ru" fo:country="RU" fo:font-weight="bold" officeooo:rsid="0008c590" officeooo:paragraph-rsid="000e280a" style:letter-kerning="true" style:font-weight-asian="bold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font-size="11pt" fo:language="ru" fo:country="RU" fo:font-style="italic" officeooo:paragraph-rsid="000c9e70" style:letter-kerning="true" fo:hyphenate="false" fo:hyphenation-remain-char-count="2" fo:hyphenation-push-char-count="2"/>
    </style:style>
    <style:style style:name="P26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000000" fo:language="ru" fo:country="RU" fo:font-style="normal" fo:font-weight="normal" style:letter-kerning="true" fo:hyphenate="false" fo:hyphenation-remain-char-count="2" fo:hyphenation-push-char-count="2"/>
    </style:style>
    <style:style style:name="P27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000000" fo:language="ru" fo:country="RU" fo:font-style="normal" fo:font-weight="normal" officeooo:rsid="000faff0" officeooo:paragraph-rsid="000faff0" style:letter-kerning="true" fo:hyphenate="false" fo:hyphenation-remain-char-count="2" fo:hyphenation-push-char-count="2"/>
    </style:style>
    <style:style style:name="P28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000000" fo:language="ru" fo:country="RU" fo:font-style="normal" fo:font-weight="normal" officeooo:rsid="0012e341" officeooo:paragraph-rsid="0012e341" style:letter-kerning="true" fo:hyphenate="false" fo:hyphenation-remain-char-count="2" fo:hyphenation-push-char-count="2"/>
    </style:style>
    <style:style style:name="P29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000000" fo:language="none" fo:country="none" fo:font-style="normal" fo:font-weight="normal" officeooo:rsid="0012e341" officeooo:paragraph-rsid="0012e341" style:letter-kerning="true" fo:hyphenate="false" fo:hyphenation-remain-char-count="2" fo:hyphenation-push-char-count="2"/>
    </style:style>
    <style:style style:name="P30" style:family="paragraph" style:parent-style-name="Heading_20_1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31" style:family="paragraph" style:parent-style-name="Heading_20_2">
      <style:paragraph-properties fo:margin-left="0in" fo:margin-right="0in" fo:line-height="150%" fo:text-align="start" style:justify-single-word="false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32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T1" style:family="text">
      <style:text-properties fo:text-transform="uppercase" fo:language="ru" fo:country="RU"/>
    </style:style>
    <style:style style:name="T2" style:family="text">
      <style:text-properties fo:font-weight="bold"/>
    </style:style>
    <style:style style:name="T3" style:family="text">
      <style:text-properties fo:font-weight="bold" officeooo:rsid="0008c590" style:font-weight-asian="bold" style:font-weight-complex="bold"/>
    </style:style>
    <style:style style:name="T4" style:family="text">
      <style:text-properties fo:color="#ff0000" fo:font-weight="bold"/>
    </style:style>
    <style:style style:name="T5" style:family="text">
      <style:text-properties fo:color="#000000"/>
    </style:style>
    <style:style style:name="T6" style:family="text">
      <style:text-properties fo:color="#000000" fo:font-weight="bold"/>
    </style:style>
    <style:style style:name="T7" style:family="text">
      <style:text-properties fo:color="#000000" fo:font-weight="bold" officeooo:rsid="00063cbb"/>
    </style:style>
    <style:style style:name="T8" style:family="text">
      <style:text-properties fo:color="#000000" fo:font-weight="bold" officeooo:rsid="000e144b"/>
    </style:style>
    <style:style style:name="T9" style:family="text">
      <style:text-properties fo:color="#000000" officeooo:rsid="00075979"/>
    </style:style>
    <style:style style:name="T10" style:family="text">
      <style:text-properties fo:color="#000000" officeooo:rsid="000c9e70"/>
    </style:style>
    <style:style style:name="T11" style:family="text">
      <style:text-properties fo:color="#000000" officeooo:rsid="000e144b"/>
    </style:style>
    <style:style style:name="T12" style:family="text">
      <style:text-properties fo:color="#000000" officeooo:rsid="0012e341"/>
    </style:style>
    <style:style style:name="T13" style:family="text">
      <style:text-properties fo:color="#000000" officeooo:rsid="0014bfa3"/>
    </style:style>
    <style:style style:name="T14" style:family="text">
      <style:text-properties fo:font-variant="normal" fo:text-transform="none" style:use-window-font-color="true" fo:language="ru" fo:country="RU" style:letter-kerning="true"/>
    </style:style>
    <style:style style:name="T15" style:family="text">
      <style:text-properties fo:font-variant="normal" fo:text-transform="none" style:use-window-font-color="true" fo:language="ru" fo:country="RU" officeooo:rsid="00063cbb" style:letter-kerning="true"/>
    </style:style>
    <style:style style:name="T16" style:family="text">
      <style:text-properties officeooo:rsid="000faff0"/>
    </style:style>
    <style:style style:name="T17" style:family="text">
      <style:text-properties officeooo:rsid="000c9e70"/>
    </style:style>
    <style:style style:name="T18" style:family="text">
      <style:text-properties officeooo:rsid="0011a73f"/>
    </style:style>
    <style:style style:name="T19" style:family="text">
      <style:text-properties officeooo:rsid="0012e3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Book_20_Title"><text:span text:style-name="T1">отчет</text:span></text:span></text:p>
      <text:p text:style-name="P5"><text:span text:style-name="T2">по лабораторной работе</text:span><text:span text:style-name="T4"> </text:span><text:span text:style-name="T6">№</text:span><text:span text:style-name="T8">4</text:span></text:p>
      <text:p text:style-name="P5"><text:span text:style-name="T2">по дисциплине </text:span><text:span text:style-name="T6">«</text:span><text:span text:style-name="T7">Введение в ИТ</text:span><text:span text:style-name="T6">»</text:span></text:p>
      <text:p text:style-name="P11"><text:span text:style-name="Book_20_Title"><text:span text:style-name="T14">Тема: </text:span></text:span><text:span text:style-name="Book_20_Title"><text:span text:style-name="T15">Алгоритмы и структуры данных в Python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9383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9">Ноздрин В.Я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9">Размочаева Н.В.</text:p>
          </table:table-cell>
        </table:table-row>
      </table:table>
      <text:p text:style-name="P5"/>
      <text:p text:style-name="P5"/>
      <text:p text:style-name="P5">Санкт-Петербург</text:p>
      <text:p text:style-name="P5">2019</text:p>
      <text:h text:style-name="P31" text:outline-level="2">Цель работы.</text:h>
      <text:p text:style-name="P2"><text:span text:style-name="T11">Реализовать двунаправленный список на языке </text:span><text:span text:style-name="T6">Python</text:span><text:span text:style-name="T5">. </text:span><text:span text:style-name="T11">Реализовать классы «элемент списка» и сам класс двунаправленного списка</text:span><text:span text:style-name="T9">.</text:span></text:p>
      <text:h text:style-name="P32" text:outline-level="2">Задание.</text:h>
      <text:p text:style-name="P15">В данной лабораторной работе Вам предстоит реализовать связный двунаправленный список. </text:p>
      <text:p text:style-name="P23"><text:span text:style-name="T3">Node</text:span></text:p>
      <text:p text:style-name="P15">Класс, который описывает элемент списка.</text:p>
      <text:p text:style-name="P19">Класс Node должен иметь 3 поля:</text:p>
      <text:p text:style-name="P19">__data <text:s text:c="5"/># данные, приватное поле</text:p>
      <text:p text:style-name="P19">__prev__ <text:s text:c="3"/># ссылка на предыдущий элемент списка</text:p>
      <text:p text:style-name="P19">__next__ <text:s text:c="3"/># ссылка на следующий элемент списка</text:p>
      <text:p text:style-name="P19">Вам необходимо реализовать следующие методы в классе Node:</text:p>
      <text:p text:style-name="P19">__init__(self, data, prev, next) - конструктор, у которого значения по умолчанию для аргументов prev и next равны None.</text:p>
      <text:p text:style-name="P19">get_data(self) - метод возвращает значение поля __data.</text:p>
      <text:p text:style-name="P19">__str__(self) - перегрузка метода __str__. Описание того, как должен выглядеть результат вызова метода смотрите ниже в примере взаимодействия с Node.</text:p>
      <text:p text:style-name="P20">Пример того, как должен выглядеть вывод объекта:</text:p>
      <text:p text:style-name="P20">node = Node(1)</text:p>
      <text:p text:style-name="P20">print(node) # data: 1, prev: None, next: None</text:p>
      <text:p text:style-name="P20">node.__prev__ = Node(2, None, None)</text:p>
      <text:p text:style-name="P20">print(node) # data: 1, prev: 2, next: None</text:p>
      <text:p text:style-name="P20">node.__next__ = Node(3, None, None)</text:p>
      <text:p text:style-name="P20">print(node) # data: 1, prev: 2, next: 3</text:p>
      <text:p text:style-name="P20"/>
      <text:p text:style-name="P24">Linked List</text:p>
      <text:p text:style-name="P20">Класс, который описывает связный двунаправленный список.</text:p>
      <text:p text:style-name="P20"/>
      <text:p text:style-name="P16"><text:soft-page-break/>Класс LinkedList должен иметь 3 поля:</text:p>
      <text:p text:style-name="P20">__length <text:s text:c="5"/># длина списка</text:p>
      <text:p text:style-name="P20">__first__ <text:s text:c="4"/># данные первого элемента списка</text:p>
      <text:p text:style-name="P20">__last__ <text:s text:c="5"/># данные последнего элемента списка</text:p>
      <text:p text:style-name="P20">Вам необходимо реализовать конструктор:</text:p>
      <text:p text:style-name="P20">__init__(self, first, last) - конструктор, у которого значения по умолчанию для аргументов first и last равны None. </text:p>
      <text:p text:style-name="P20">Если значение переменной first равно None, а переменной last не равно None, метод должен вызывать исключение ValueError с сообщением: "invalid value for last".</text:p>
      <text:p text:style-name="P21">Если значение переменной first не равно None, а переменной last равна None, метод должен создавать список из одного элемента. В данном случае, first равен last, ссылки prev и next равны None, значение поля __data для элемента списка равно first.</text:p>
      <text:p text:style-name="P21">Если значения переменных не равны None, необходимо создать список из двух элементов. В таком случае, значение поля __data для первого элемента списка равно first, значение поля __data для второго элемента списка равно last.</text:p>
      <text:p text:style-name="P21">__len__(self) - перегрузка метода __len__. </text:p>
      <text:p text:style-name="P21">append(self, element) - добавление элемента в конец списка. Метод должен создать объект класса Node, у которого значение поля __data будет равно element и добавить этот объект в конец списка.</text:p>
      <text:p text:style-name="P21">__str__(self) - перегрузка метода __str__. Описание того, как должен выглядеть результат вызова метода смотрите ниже в примере взаимодействия с LinkedList.</text:p>
      <text:p text:style-name="P21">pop(self) - удаление последнего элемента. Метод должен выбрасывать исключение IndexError с сообщением "LinkedList is empty!", если список пустой.</text:p>
      <text:p text:style-name="P17"><text:soft-page-break/>popitem(self, element) - удаление элемента, у которого значение поля __data равно element. Метод должен выбрасывать исключение KeyError, <text:s/>с сообщением "&lt;element&gt; doesn't exist!", если элемента в списке нет.</text:p>
      <text:p text:style-name="P21">clear(self) - очищение списка.</text:p>
      <text:p text:style-name="P21">Пример того, как должно выглядеть взаимодействие с Вашим связным списком:</text:p>
      <text:p text:style-name="P21">linked_list = LinkedList()</text:p>
      <text:p text:style-name="P21">print(linked_list) # LinkedList[]</text:p>
      <text:p text:style-name="P21">print(len(linked_list)) # 0</text:p>
      <text:p text:style-name="P21">linked_list.append(10)</text:p>
      <text:p text:style-name="P21">print(linked_list) # LinkedList[length = 1, [data: 10, prev: None, next: None]]</text:p>
      <text:p text:style-name="P21">print(len(linked_list)) # 1</text:p>
      <text:p text:style-name="P21">linked_list.append(20)</text:p>
      <text:p text:style-name="P21">print(linked_list) # LinkedList[length = 2, [data: 10, prev: None, next: 20; data: 20, prev: 10, next: None]]</text:p>
      <text:p text:style-name="P21">print(len(linked_list)) # 2</text:p>
      <text:p text:style-name="P21">linked_list.pop()</text:p>
      <text:p text:style-name="P17">print(linked_list) # LinkedList[length = 1, [data: 10, prev: None, next: None]]</text:p>
      <text:p text:style-name="P18">print(len(linked_list)) # 1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2" text:outline-level="2"><text:soft-page-break/>Выполнение работы.</text:h>
      <text:p text:style-name="P26"><text:span text:style-name="T16">Связный список – это структура данных в информатике, основной чертой которой является ее реализация: список состоит из элементов, которые <text:s/>в свою очередь хранят свои данные и две ссылки – на предыдущий и на следующий элемент.</text:span></text:p>
      <text:p text:style-name="P27">Основным отличием связного списка от классического массива является невозможность обращения к элементам списка по индексам. <text:span text:style-name="T18">Помимо этого, элементы связного списка могут располагаться в памяти свободно и размер элементов может быть любым.</text:span></text:p>
      <text:p text:style-name="P28">Сложность методов:</text:p>
      <text:p text:style-name="P29">init – o(1)<text:tab/><text:tab/>len – o(1)<text:tab/><text:tab/>append – o(1)</text:p>
      <text:p text:style-name="P29">str – o(n)<text:tab/><text:tab/>pop – o(1)<text:tab/><text:tab/>popitem – o(n)</text:p>
      <text:p text:style-name="P29">clear – o(1)</text:p>
      <text:p text:style-name="P29">Бинарныйы поиск в связном списке реализовать невозможно, так как невозможно обратится напрямую к элементу списка по индексу, а значит реализация бинарного поиска будет сводится к переводу связного списка в стандарнтый массив и далее к бинарному поиску в массиве. Что неэффективно, ведь перевод связного списка в массив по сложности равен поиску перебором. </text:p>
      <text:p text:style-name="P29"/>
      <text:p text:style-name="P6">Разработанный программный код см. в приложении А.</text:p>
      <text:h text:style-name="P32" text:outline-level="2">Выводы.</text:h>
      <text:p text:style-name="P10">Был<text:span text:style-name="T19">а</text:span> изуче<text:span text:style-name="T19">на конструкция связного двунаправленного списка</text:span>. </text:p>
      <text:p text:style-name="P8"><text:span text:style-name="T5">Был</text:span><text:span text:style-name="T10">а</text:span><text:span text:style-name="T5"> разработана </text:span><text:span text:style-name="T10">система классов, </text:span><text:span text:style-name="T12">иммитирующая работу </text:span><text:span text:style-name="T13">со </text:span><text:span text:style-name="T12">связн</text:span><text:span text:style-name="T13">ым</text:span><text:span text:style-name="T12"> списк</text:span><text:span text:style-name="T13">ом</text:span><text:span text:style-name="T5">.</text:span></text:p>
      <text:h text:style-name="P30" text:outline-level="1">Приложение А<text:line-break/>Исходный код программы</text:h>
      <text:p text:style-name="P6">Название файла: main.py</text:p>
      <text:p text:style-name="P7"># -*- coding: utf-8 -*-</text:p>
      <text:p text:style-name="P7"/>
      <text:p text:style-name="P7"/>
      <text:p text:style-name="P7">class Node:</text:p>
      <text:p text:style-name="P7"><text:s text:c="4"/>"""</text:p>
      <text:p text:style-name="P7"><text:s text:c="4"/>Поля:</text:p>
      <text:p text:style-name="P7"><text:s text:c="4"/>__data <text:s text:c="5"/># данные, приватное поле</text:p>
      <text:p text:style-name="P7"><text:s text:c="4"/>__prev__ <text:s text:c="3"/># ссылка на предыдущий элемент списка</text:p>
      <text:p text:style-name="P7"><text:s text:c="4"/>__next__ <text:s text:c="3"/># ссылка на следующий элемент списка</text:p>
      <text:p text:style-name="P7"><text:s text:c="4"/>"""</text:p>
      <text:p text:style-name="P7"><text:s text:c="4"/>def __init__(self, data, prev=None, next_=None):</text:p>
      <text:p text:style-name="P7"><text:s text:c="8"/>self.__data = data <text:s/># данные, приватное поле</text:p>
      <text:p text:style-name="P7"><text:s text:c="8"/>self.__prev__ = prev <text:s/># ссылка на предыдущий элемент списка</text:p>
      <text:p text:style-name="P7"><text:s text:c="8"/>self.__next__ = next_ <text:s/># ссылка на следующий элемент списка</text:p>
      <text:p text:style-name="P7"/>
      <text:p text:style-name="P7"><text:s text:c="4"/>def get_data(self): <text:s/># метод возвращает значение поля __data.</text:p>
      <text:p text:style-name="P7"><text:s text:c="8"/>return self.__data</text:p>
      <text:p text:style-name="P7"/>
      <text:p text:style-name="P7"><text:s text:c="4"/>def __str__(self):</text:p>
      <text:p text:style-name="P7"><text:s text:c="8"/>prev = self.__prev__.get_data() if self.__prev__ is not None else "None"</text:p>
      <text:p text:style-name="P7"><text:s text:c="8"/>next_ = self.__next__.get_data() if self.__next__ is not None else "None"</text:p>
      <text:p text:style-name="P7"><text:s text:c="8"/>return 'data: {}, prev: {}, next: {}'.format(self.__data, prev, next_)</text:p>
      <text:p text:style-name="P7"/>
      <text:p text:style-name="P7"><text:s text:c="4"/>def set_next(self, next_):</text:p>
      <text:p text:style-name="P7"><text:s text:c="8"/>if self is not None:</text:p>
      <text:p text:style-name="P7"><text:s text:c="12"/>self.__next__ = next_</text:p>
      <text:p text:style-name="P7"/>
      <text:p text:style-name="P7"><text:s text:c="4"/>def get_next(self):</text:p>
      <text:p text:style-name="P7"><text:s text:c="8"/>if self is not None:</text:p>
      <text:p text:style-name="P7"><text:s text:c="12"/>return self.__next__</text:p>
      <text:p text:style-name="P7"/>
      <text:p text:style-name="P7"><text:s text:c="4"/>def set_prev(self, prev):</text:p>
      <text:p text:style-name="P7"><text:s text:c="8"/>if self is not None:</text:p>
      <text:p text:style-name="P7"><text:s text:c="12"/>self.__prev__ = prev</text:p>
      <text:p text:style-name="P7"><text:soft-page-break/></text:p>
      <text:p text:style-name="P7"><text:s text:c="4"/>def get_prev(self):</text:p>
      <text:p text:style-name="P7"><text:s text:c="8"/>if self is not None:</text:p>
      <text:p text:style-name="P7"><text:s text:c="12"/>return self.__prev__</text:p>
      <text:p text:style-name="P7"/>
      <text:p text:style-name="P7"/>
      <text:p text:style-name="P7">class LinkedList:</text:p>
      <text:p text:style-name="P7"><text:s text:c="4"/>"""</text:p>
      <text:p text:style-name="P7"><text:s text:c="4"/>Класс, который описывает связный двунаправленный список.</text:p>
      <text:p text:style-name="P7"><text:s text:c="4"/>Класс LinkedList должен иметь 3 поля:</text:p>
      <text:p text:style-name="P7"><text:s text:c="4"/>__length <text:s text:c="5"/># длина списка</text:p>
      <text:p text:style-name="P7"><text:s text:c="4"/>__first__ <text:s text:c="4"/># данные первого элемента списка</text:p>
      <text:p text:style-name="P7"><text:s text:c="4"/>__last__ <text:s text:c="5"/># данные последнего элемента списка</text:p>
      <text:p text:style-name="P7"><text:s text:c="4"/>"""</text:p>
      <text:p text:style-name="P7"><text:s text:c="4"/>def __init__(self, first=None, last=None):</text:p>
      <text:p text:style-name="P7"><text:s text:c="8"/>if first is None:</text:p>
      <text:p text:style-name="P7"><text:s text:c="12"/>if last is not None:</text:p>
      <text:p text:style-name="P7"><text:s text:c="16"/>raise ValueError("invalid value for last")</text:p>
      <text:p text:style-name="P7"><text:s text:c="12"/># LinkedList[len = 0, [prev: None, next: None, data: first]]</text:p>
      <text:p text:style-name="P7"><text:s text:c="12"/>else:</text:p>
      <text:p text:style-name="P7"><text:s text:c="16"/>self.__length = 0</text:p>
      <text:p text:style-name="P7"><text:s text:c="16"/>self.__first__ = None</text:p>
      <text:p text:style-name="P7"><text:s text:c="16"/>self.__last__ = None</text:p>
      <text:p text:style-name="P7"><text:s text:c="8"/>else:</text:p>
      <text:p text:style-name="P7"><text:s text:c="12"/># LinkedList[len = 1, [prev: None, next: None, data: first]]</text:p>
      <text:p text:style-name="P7"><text:s text:c="12"/>if last is None:</text:p>
      <text:p text:style-name="P7"><text:s text:c="16"/>self.__length = 1</text:p>
      <text:p text:style-name="P7"><text:s text:c="16"/>self.__first__ = Node(first)</text:p>
      <text:p text:style-name="P7"><text:s text:c="16"/>self.__last__ = self.__first__</text:p>
      <text:p text:style-name="P7"><text:s text:c="12"/># LinkedList[len = 2, [prev: None, next: last, data: first; prev: first, next: None, data: last]]</text:p>
      <text:p text:style-name="P7"><text:s text:c="12"/>else:</text:p>
      <text:p text:style-name="P7"><text:s text:c="16"/>self.__length = 2</text:p>
      <text:p text:style-name="P7"><text:s text:c="16"/>self.__first__ = Node(first)</text:p>
      <text:p text:style-name="P7"><text:s text:c="16"/>self.__last__ = Node(last, prev=self.__first__)</text:p>
      <text:p text:style-name="P7"><text:s text:c="16"/>self.__first__.set_next(self.__last__)</text:p>
      <text:p text:style-name="P7"/>
      <text:p text:style-name="P7"><text:s text:c="4"/>def __len__(self):</text:p>
      <text:p text:style-name="P7"><text:soft-page-break/><text:s text:c="8"/>return self.__length</text:p>
      <text:p text:style-name="P7"/>
      <text:p text:style-name="P7"><text:s text:c="4"/>def append(self, element):</text:p>
      <text:p text:style-name="P7"><text:s text:c="8"/>if element is not None:</text:p>
      <text:p text:style-name="P7"><text:s text:c="12"/>new_node = Node(element, prev=self.__last__)</text:p>
      <text:p text:style-name="P7"><text:s text:c="12"/>if self.__length != 0:</text:p>
      <text:p text:style-name="P7"><text:s text:c="16"/>self.__last__.set_next(new_node)</text:p>
      <text:p text:style-name="P7"><text:s text:c="16"/>self.__last__ = new_node</text:p>
      <text:p text:style-name="P7"><text:s text:c="12"/>else:</text:p>
      <text:p text:style-name="P7"><text:s text:c="16"/>self.__first__ = new_node</text:p>
      <text:p text:style-name="P7"><text:s text:c="16"/>self.__last__ = new_node</text:p>
      <text:p text:style-name="P7"><text:s text:c="12"/>self.__length += 1</text:p>
      <text:p text:style-name="P7"/>
      <text:p text:style-name="P7"><text:s text:c="4"/>def __str__(self):</text:p>
      <text:p text:style-name="P7"><text:s text:c="8"/>if self.__length == 0:</text:p>
      <text:p text:style-name="P7"><text:s text:c="12"/>return 'LinkedList[]'</text:p>
      <text:p text:style-name="P7"/>
      <text:p text:style-name="P7"><text:s text:c="8"/>length = 'length = ' + str(self.__length)</text:p>
      <text:p text:style-name="P7"><text:s text:c="8"/>elements = []</text:p>
      <text:p text:style-name="P7"><text:s text:c="8"/>current_node = self.__first__</text:p>
      <text:p text:style-name="P7"><text:s text:c="8"/>while current_node is not None:</text:p>
      <text:p text:style-name="P7"><text:s text:c="12"/>elements.append(current_node)</text:p>
      <text:p text:style-name="P7"><text:s text:c="12"/>current_node = current_node.get_next()</text:p>
      <text:p text:style-name="P7"><text:s text:c="8"/>elements = map(str, elements)</text:p>
      <text:p text:style-name="P7"><text:s text:c="8"/>return 'LinkedList[' + length + ', [' + '; '.join(elements) + ']' + ']'</text:p>
      <text:p text:style-name="P7"/>
      <text:p text:style-name="P7"><text:s text:c="4"/>def pop(self):</text:p>
      <text:p text:style-name="P7"><text:s text:c="8"/>if self.__length == 0:</text:p>
      <text:p text:style-name="P7"><text:s text:c="12"/>raise IndexError("LinkedList is empty!")</text:p>
      <text:p text:style-name="P7"><text:s text:c="8"/>self.__length -= 1</text:p>
      <text:p text:style-name="P7"><text:s text:c="8"/>self.__last__ = self.__last__.get_prev()</text:p>
      <text:p text:style-name="P7"><text:s text:c="8"/>self.__last__.set_next(None)</text:p>
      <text:p text:style-name="P7"/>
      <text:p text:style-name="P7"><text:s text:c="4"/>def popitem(self, element):</text:p>
      <text:p text:style-name="P7"><text:s text:c="8"/>if self.__length == 0:</text:p>
      <text:p text:style-name="P7"><text:s text:c="12"/>raise KeyError(f'{element} doesn\'t exist!')</text:p>
      <text:p text:style-name="P7"><text:s text:c="8"/>current_node = self.__first__</text:p>
      <text:p text:style-name="P7"><text:s text:c="8"/>new_len = self.__length</text:p>
      <text:p text:style-name="P7"><text:soft-page-break/><text:s text:c="8"/>while current_node is not None:</text:p>
      <text:p text:style-name="P7"><text:s text:c="12"/>if current_node.get_data() == element: <text:s/># prev -- element -- next</text:p>
      <text:p text:style-name="P7"><text:s text:c="16"/>new_len -= 1</text:p>
      <text:p text:style-name="P7"><text:s text:c="16"/>prev = current_node.get_prev()</text:p>
      <text:p text:style-name="P7"><text:s text:c="16"/>if prev is None:</text:p>
      <text:p text:style-name="P7"><text:s text:c="20"/>self.__first__ = current_node.get_next()</text:p>
      <text:p text:style-name="P7"><text:s text:c="16"/>else:</text:p>
      <text:p text:style-name="P7"><text:s text:c="20"/>prev.set_next(current_node.get_next())</text:p>
      <text:p text:style-name="P7"><text:s text:c="16"/>next_ = current_node.get_next()</text:p>
      <text:p text:style-name="P7"><text:s text:c="16"/>if next_ is None:</text:p>
      <text:p text:style-name="P7"><text:s text:c="20"/>self.__last__ = current_node.get_prev()</text:p>
      <text:p text:style-name="P7"><text:s text:c="16"/>else:</text:p>
      <text:p text:style-name="P7"><text:s text:c="20"/>next_.set_prev(current_node.get_prev())</text:p>
      <text:p text:style-name="P7"><text:s text:c="16"/>break</text:p>
      <text:p text:style-name="P7"><text:s text:c="12"/>current_node = current_node.get_next()</text:p>
      <text:p text:style-name="P7"><text:s text:c="8"/>if new_len == self.__length:</text:p>
      <text:p text:style-name="P7"><text:s text:c="12"/>raise KeyError(f'{element} doesn\'t exist!')</text:p>
      <text:p text:style-name="P7"><text:s text:c="8"/>self.__length = new_len</text:p>
      <text:p text:style-name="P7"/>
      <text:p text:style-name="P7"><text:s text:c="4"/>def clear(self):</text:p>
      <text:p text:style-name="P7"><text:s text:c="8"/>self.__length = 0</text:p>
      <text:p text:style-name="P7"><text:s text:c="8"/>self.__first__ = None</text:p>
      <text:p text:style-name="P7"><text:s text:c="8"/>self.__last__ = None</text:p>
      <text:p text:style-name="P7"/>
      <text:p text:style-name="P7"/>
      <text:p text:style-name="P7">linked_list = LinkedList()</text:p>
      <text:p text:style-name="P7">print(linked_list) <text:s/># LinkedList[]</text:p>
      <text:p text:style-name="P7">print(len(linked_list)) <text:s/># 0</text:p>
      <text:p text:style-name="P7"/>
      <text:p text:style-name="P7">linked_list.append(10)</text:p>
      <text:p text:style-name="P7">print(linked_list) <text:s/># LinkedList[length = 1, [data: 10, prev: None, next: None]]</text:p>
      <text:p text:style-name="P7">print(len(linked_list)) <text:s/># 1</text:p>
      <text:p text:style-name="P7"/>
      <text:p text:style-name="P7">linked_list.append(20)</text:p>
      <text:p text:style-name="P7">print(linked_list) <text:s/># LinkedList[length = 2, [data: 10, prev: None, next: 20; data: 20, prev: 10, next: None]]</text:p>
      <text:p text:style-name="P7">print(len(linked_list)) <text:s/># 2</text:p>
      <text:p text:style-name="P7"/>
      <text:p text:style-name="P7"><text:soft-page-break/>linked_list.popitem(5)</text:p>
      <text:p text:style-name="P7">print(linked_list) <text:s/># LinkedList[length = 1, [data: 10, prev: None, next: None]]</text:p>
      <text:p text:style-name="P7">print(len(linked_list)) <text:s/>#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Roboto" svg:font-family="Roboto, sans-serif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family-generic="roman" style:font-pitch="variable" fo:font-size="14pt"/>
    </style:style>
    <style:style style:name="Index" style:family="paragraph" style:class="index">
      <style:paragraph-properties text:number-lines="false" text:line-number="0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Листинг" style:family="paragraph">
      <style:paragraph-properties fo:line-height="100%"/>
      <style:text-properties style:font-name="Courier New" fo:font-family="'Courier New'" style:font-family-generic="modern" style:font-pitch="fixed" fo:font-size="11pt"/>
    </style:style>
    <style:style style:name="Caption" style:family="paragraph" style:class="extra">
      <style:paragraph-properties fo:margin-top="0.0835in" fo:margin-bottom="0.0835in" loext:contextual-spacing="false" text:number-lines="false" text:line-number="0"/>
      <style:text-properties fo:font-size="12pt" fo:font-style="italic"/>
    </style:style>
    <style:style style:name="Footer" style:family="paragraph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ibliography_20_custom1" style:display-name="Bibliography custom1" style:family="paragraph"/>
    <style:style style:name="Bibliography_20_www" style:display-name="Bibliography www" style:family="paragraph"/>
    <style:style style:name="Bibliography_20_custom3" style:display-name="Bibliography custom3" style:family="paragraph"/>
    <style:style style:name="Bibliography_20_custom2" style:display-name="Bibliography custom2" style:family="paragraph"/>
    <style:style style:name="Bibliography_20_custom5" style:display-name="Bibliography custom5" style:family="paragraph"/>
    <style:style style:name="Bibliography_20_custom4" style:display-name="Bibliography custom4" style:family="paragraph"/>
    <style:style style:name="Endnote" style:family="paragraph" style:class="extra"/>
    <style:style style:name="Footnote" style:family="paragraph" style:class="extra"/>
    <style:style style:name="A1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" fo:font-size="12pt" style:letter-kerning="true" fo:hyphenate="false" fo:hyphenation-remain-char-count="2" fo:hyphenation-push-char-count="2"/>
    </style:style>
    <style:style style:name="Bibliography_20_book" style:display-name="Bibliography book" style:family="paragraph"/>
    <style:style style:name="Bibliography_20_article" style:display-name="Bibliography article" style:family="paragraph"/>
    <style:style style:name="Bibliography_20_conference" style:display-name="Bibliography conference" style:family="paragraph"/>
    <style:style style:name="Bibliography_20_booklet" style:display-name="Bibliography booklet" style:family="paragraph"/>
    <style:style style:name="Bibliography_20_inbook" style:display-name="Bibliography inbook" style:family="paragraph"/>
    <style:style style:name="Bibliography_20_email" style:display-name="Bibliography email" style:family="paragraph"/>
    <style:style style:name="Bibliography_20_inproceedings" style:display-name="Bibliography inproceedings" style:family="paragraph"/>
    <style:style style:name="Bibliography_20_incollection" style:display-name="Bibliography incollection" style:family="paragraph"/>
    <style:style style:name="Heading" style:family="paragraph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class="text" style:master-page-name="">
      <style:paragraph-properties fo:margin-top="0in" fo:margin-bottom="0in" loext:contextual-spacing="false" fo:line-height="150%" fo:text-align="justify" style:justify-single-word="false" style:page-number="auto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" fo:font-family="'Times New Roman'" style:font-family-generic="roman" style:font-pitch="variable" fo:font-size="14pt" fo:font-style="normal" fo:font-weight="bold"/>
    </style:style>
    <style:style style:name="Bibliography_20_manual" style:display-name="Bibliography manual" style:family="paragraph"/>
    <style:style style:name="Table_20_Grid" style:display-name="Table Grid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/>
    </style:style>
    <style:style style:name="Bibliography_20_journal" style:display-name="Bibliography journal" style:family="paragraph"/>
    <style:style style:name="Table_20_Contents" style:display-name="Table Contents" style:family="paragraph" style:class="extra">
      <style:paragraph-properties text:number-lines="false" text:line-number="0"/>
    </style:style>
    <style:style style:name="Bibliography_20_misc" style:display-name="Bibliography misc" style:family="paragraph"/>
    <style:style style:name="Drawing" style:family="paragraph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Bibliography_20_mastersthesis" style:display-name="Bibliography mastersthesis" style:family="paragraph"/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/>
    </style:style>
    <style:style style:name="Bibliography_20_proceedings" style:display-name="Bibliography proceedings" style:family="paragraph"/>
    <style:style style:name="Bibliography_20_phdthesis" style:display-name="Bibliography phdthesis" style:family="paragraph"/>
    <style:style style:name="List" style:family="paragraph" style:class="list"/>
    <style:style style:name="Bibliography_20_unpublished" style:display-name="Bibliography unpublished" style:family="paragraph"/>
    <style:style style:name="Times14_5f_РИО2" style:display-name="Times14_РИО2" style:family="paragraph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/>
    </style:style>
    <style:style style:name="Bibliography_20_techreport" style:display-name="Bibliography techreport" style:family="paragraph"/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style="italic" fo:font-weight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weight="bold"/>
    </style:style>
    <style:style style:name="Frame_20_contents" style:display-name="Frame contents" style:family="paragraph" style:class="extra"/>
    <style:style style:name="Table" style:family="paragraph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font-size="14pt" fo:font-style="normal"/>
    </style:style>
    <style:style style:name="DocumentMap" style:family="paragraph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ook_20_Title" style:display-name="Book Title" style:family="text">
      <style:text-properties fo:font-variant="small-caps" fo:letter-spacing="0.0035in" fo:font-weight="bold"/>
    </style:style>
    <style:style style:name="Default_20_Paragraph_20_Font" style:display-name="Default Paragraph Font" style:family="text"/>
    <style:style style:name="ListLabel_20_7" style:display-name="ListLabel 7" style:family="text"/>
    <style:style style:name="ListLabel_20_2" style:display-name="ListLabel 2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/>
    </style:style>
    <style:style style:name="ListLabel_20_3" style:display-name="ListLabel 3" style:family="text"/>
    <style:style style:name="ListLabel_20_6" style:display-name="ListLabel 6" style:family="text"/>
    <style:style style:name="ListLabel_20_9" style:display-name="ListLabel 9" style:family="text"/>
    <style:style style:name="ListLabel_20_5" style:display-name="ListLabel 5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/>
    </style:style>
    <style:style style:name="ListLabel_20_8" style:display-name="ListLabel 8" style:family="text"/>
    <style:style style:name="ListLabel_20_4" style:display-name="ListLabel 4" style:family="text"/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0.5902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Default"/>
    <style:master-page style:name="Index" style:page-layout-name="Mpm2"/>
    <style:master-page style:name="Default" style:page-layout-name="Mpm3">
      <style:footer>
        <text:p text:style-name="MP1"><text:page-number style:num-format="1" text:select-page="current">10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/>
    <meta:initial-creator>Unknown</meta:initial-creator>
    <meta:editing-cycles>42</meta:editing-cycles>
    <dc:date>2019-12-18T15:28:24.349424776</dc:date>
    <meta:creation-date>2018-10-16T14:07:55.262000000</meta:creation-date>
    <meta:editing-duration>PT1H45M23S</meta:editing-duration>
    <meta:document-statistic meta:table-count="1" meta:image-count="0" meta:object-count="0" meta:page-count="10" meta:paragraph-count="208" meta:word-count="1192" meta:character-count="9877" meta:non-whitespace-character-count="7703"/>
  </office:meta>
</office:document-meta>
</file>